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0.282cm" style:rel-column-width="39635*"/>
    </style:style>
    <style:style style:name="Tabela1.B" style:family="table-column">
      <style:table-column-properties style:column-width="6.719cm" style:rel-column-width="25900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Courier New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paragraph-properties fo:margin-left="1.251cm" fo:margin-right="0cm" fo:text-indent="0cm" style:auto-text-indent="false"/>
      <style:text-properties style:font-name="Courier New" fo:font-weight="normal" style:font-weight-asian="normal" style:font-weight-complex="normal"/>
    </style:style>
    <style:style style:name="P4" style:family="paragraph" style:parent-style-name="Table_20_Contents">
      <style:text-properties style:font-name="Courier Ne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fo:font-style="normal" style:font-style-asian="normal" style:font-style-complex="normal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6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14" style:family="paragraph" style:parent-style-name="Text_20_body" style:list-style-name="L6">
      <style:text-properties fo:font-variant="normal" fo:text-transform="none" fo:color="#000000" style:font-name="Courier New" fo:font-size="12pt" fo:letter-spacing="normal" fo:font-style="normal" fo:font-weight="normal" style:font-size-asian="12pt" style:font-weight-asian="normal" style:font-size-complex="12pt" style:font-weight-complex="normal"/>
    </style:style>
    <style:style style:name="P15" style:family="paragraph" style:parent-style-name="Text_20_body" style:list-style-name="L7"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font-name="Courier New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ię i nazwisko:<text:tab/>Karol Bisztyga</text:p>
      <text:p text:style-name="Standard">Przedmiot:<text:tab/><text:tab/>Studio projektowe</text:p>
      <text:p text:style-name="Standard">Prowadzący:<text:tab/><text:tab/>dr hab. Konrad Kułakowski</text:p>
      <text:p text:style-name="Standard">Temat:<text:tab/><text:tab/><text:tab/>Kompilator customowego asembler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Wstępny opis pracy</text:h>
      <text:p text:style-name="Text_20_body"><text:tab/>W ramach pracy zostanie zaprojektowany oraz zaimplementowany kompilator wczytujący na wejściu kod asemblerowy opisany w tym dokumencie a na wyjściu zwracający kod binarny odpowiedni dla określonych w specyfikacji reguł. Jeśli chodzi o technikę tworzenia kodu, będzie to <text:span text:style-name="T1">test driven development</text:span><text:span text:style-name="T2">, co oznacza, że dla odpowiednich funkcjonalności najpierw pisane będą testy jednostkowe a później właściwy kod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soft-page-break/>Specyfikacja asemblera</text:h>
      <text:list xml:id="list6674828687346506589" text:style-name="L1">
        <text:list-item>
          <text:p text:style-name="P7">Dane - istnieją 4 rodzaje dostępu do danych:</text:p>
        </text:list-item>
      </text:list>
      <text:p text:style-name="Text_20_body"><text:tab/><text:tab/><text:tab/><text:span text:style-name="T8">byt</text:span> - BYTE(8bit)</text:p>
      <text:p text:style-name="Text_20_body"><text:tab/><text:tab/><text:tab/><text:span text:style-name="T8">wrd</text:span> - WORD(16bit)</text:p>
      <text:p text:style-name="Text_20_body"><text:tab/><text:tab/><text:tab/><text:span text:style-name="T8">dwd</text:span> - DWORD(32bit)</text:p>
      <text:p text:style-name="Text_20_body"><text:tab/><text:tab/><text:tab/><text:span text:style-name="T8">qwd</text:span> - QWORD(64bit)</text:p>
      <text:list xml:id="list42584948" text:continue-numbering="true" text:style-name="L1">
        <text:list-item>
          <text:p text:style-name="P7">Pamięć</text:p>
        </text:list-item>
      </text:list>
      <text:list xml:id="list7434840806288377747" text:style-name="L2">
        <text:list-item>
          <text:list>
            <text:list-item>
              <text:p text:style-name="P8">jest adresowana od 0</text:p>
            </text:list-item>
            <text:list-item>
              <text:p text:style-name="P8">jej rozmiar musi być wielokrotnością BYTE(8bit) – w <text:s/>innym wypadku na końcu musi być doklejona odpowiednia ilość 0</text:p>
            </text:list-item>
            <text:list-item>
              <text:p text:style-name="P8">little endian – najpierw najniższy bajt.</text:p>
            </text:list-item>
          </text:list>
        </text:list-item>
      </text:list>
      <text:list xml:id="list42565327" text:continue-list="list42584948" text:style-name="L1">
        <text:list-item>
          <text:p text:style-name="P7">Rejestry - istnieje 8 rejestrów ogólnego przeznaczenia: r0, r1, r2, r3, r4, r5, r6, r7. Każdy z nich ma rozmiar QWORD</text:p>
        </text:list-item>
        <text:list-item>
          <text:p text:style-name="P7">Stos - przechowuje wartości o rozmiarze DWORD</text:p>
        </text:list-item>
        <text:list-item>
          <text:p text:style-name="P7">Argumenty instrukcji - istnieją 3 typy argumentów:</text:p>
        </text:list-item>
      </text:list>
      <text:list xml:id="list8878958146510704850" text:style-name="L3">
        <text:list-item>
          <text:p text:style-name="P9"><text:span text:style-name="T8">[reg]</text:span><text:span text:style-name="T6"> </text:span>wartość rejestru - musi być podana labelka rejestru(r0 - r7)</text:p>
        </text:list-item>
        <text:list-item>
          <text:p text:style-name="P9"><text:span text:style-name="T8">[con]</text:span><text:span text:style-name="T6"> </text:span>stała - wymagana wartość, zawsze 64bit</text:p>
        </text:list-item>
        <text:list-item>
          <text:p text:style-name="P9"><text:span text:style-name="T8">[mem]</text:span><text:span text:style-name="T6"> </text:span>dane z pamięci - muszą być podane rodzaj dostępu oraz adres</text:p>
        </text:list-item>
      </text:list>
      <text:list xml:id="list42565372" text:continue-list="list42565327" text:style-name="L1">
        <text:list-item>
          <text:p text:style-name="P7">Zapis argumentów - argumenty są zapisywane jako "TYP:wartość1;wartość2", gdzie typ to reg(rejestr), con(stała) lub mem(dane z pamięci). Są oddzielone średnikami. Przykład:</text:p>
        </text:list-item>
      </text:list>
      <text:p text:style-name="Text_20_body"><text:tab/><text:tab/><text:span text:style-name="T8">cpy([mem] dwd, 234; [reg]: r0)</text:span></text:p>
      <text:list xml:id="list42571815" text:continue-numbering="true" text:style-name="L1">
        <text:list-item>
          <text:p text:style-name="P7">Instrukcje</text:p>
        </text:list-item>
      </text:list>
      <text:p text:style-name="Text_20_body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Instrukcja</text:p>
          </table:table-cell>
          <table:table-cell table:style-name="Tabela1.B1" office:value-type="string">
            <text:p text:style-name="P5">Akcja</text:p>
          </table:table-cell>
        </table:table-row>
        <table:table-row>
          <table:table-cell table:style-name="Tabela1.A2" office:value-type="string">
            <text:p text:style-name="P1">cpy([reg/con/mem] from; [reg] to)</text:p>
          </table:table-cell>
          <table:table-cell table:style-name="Tabela1.B2" office:value-type="string">
            <text:p text:style-name="Text_20_body">kopiuje wartość z from do to</text:p>
          </table:table-cell>
        </table:table-row>
        <table:table-row>
          <table:table-cell table:style-name="Tabela1.A2" office:value-type="string">
            <text:p text:style-name="P4">add([reg/con/mem] x; [reg/con/mem] y; [reg] res)</text:p>
          </table:table-cell>
          <table:table-cell table:style-name="Tabela1.B2" office:value-type="string">
            <text:p text:style-name="Table_20_Contents">res = x + y</text:p>
          </table:table-cell>
        </table:table-row>
        <table:table-row>
          <table:table-cell table:style-name="Tabela1.A2" office:value-type="string">
            <text:p text:style-name="P4">sub([reg/con/mem] x; [reg/con/mem] y; [reg] res)</text:p>
          </table:table-cell>
          <table:table-cell table:style-name="Tabela1.B2" office:value-type="string">
            <text:p text:style-name="Table_20_Contents">res = x - y</text:p>
          </table:table-cell>
        </table:table-row>
        <table:table-row>
          <table:table-cell table:style-name="Tabela1.A2" office:value-type="string">
            <text:p text:style-name="P4">mul([reg/con/mem] x; [reg/con/mem] y; [reg] res)</text:p>
          </table:table-cell>
          <table:table-cell table:style-name="Tabela1.B2" office:value-type="string">
            <text:p text:style-name="Table_20_Contents">res = x * y</text:p>
          </table:table-cell>
        </table:table-row>
        <table:table-row>
          <table:table-cell table:style-name="Tabela1.A2" office:value-type="string">
            <text:p text:style-name="P4">div([reg/con/mem] x; [reg/con/mem] y; [reg] res)</text:p>
          </table:table-cell>
          <table:table-cell table:style-name="Tabela1.B2" office:value-type="string">
            <text:p text:style-name="Table_20_Contents">res = x / y</text:p>
          </table:table-cell>
        </table:table-row>
        <table:table-row>
          <table:table-cell table:style-name="Tabela1.A2" office:value-type="string">
            <text:p text:style-name="P4">and([reg/con/mem] x; [reg/con/mem] y; [reg] res)</text:p>
          </table:table-cell>
          <table:table-cell table:style-name="Tabela1.B2" office:value-type="string">
            <text:p text:style-name="Table_20_Contents">res = x &amp; y</text:p>
          </table:table-cell>
        </table:table-row>
        <table:table-row>
          <table:table-cell table:style-name="Tabela1.A2" office:value-type="string">
            <text:p text:style-name="P4">lor([reg/con/mem] x; [reg/con/mem] y; [reg] res)</text:p>
          </table:table-cell>
          <table:table-cell table:style-name="Tabela1.B2" office:value-type="string">
            <text:p text:style-name="Table_20_Contents">res = x | y</text:p>
          </table:table-cell>
        </table:table-row>
        <table:table-row>
          <table:table-cell table:style-name="Tabela1.A2" office:value-type="string">
            <text:p text:style-name="P4">not([reg/con/mem] x; [reg] res)</text:p>
          </table:table-cell>
          <table:table-cell table:style-name="Tabela1.B2" office:value-type="string">
            <text:p text:style-name="Table_20_Contents">res = !x</text:p>
          </table:table-cell>
        </table:table-row>
        <text:soft-page-break/>
        <table:table-row>
          <table:table-cell table:style-name="Tabela1.A2" office:value-type="string">
            <text:p text:style-name="P4">xor([reg/con/mem] x; [reg/con/mem] y; [reg] res)</text:p>
          </table:table-cell>
          <table:table-cell table:style-name="Tabela1.B2" office:value-type="string">
            <text:p text:style-name="Table_20_Contents">res = x ^ y</text:p>
          </table:table-cell>
        </table:table-row>
        <table:table-row>
          <table:table-cell table:style-name="Tabela1.A2" office:value-type="string">
            <text:p text:style-name="P4">psh([reg/con/mem] x)</text:p>
          </table:table-cell>
          <table:table-cell table:style-name="Tabela1.B2" office:value-type="string">
            <text:p text:style-name="Table_20_Contents">push x to the stack</text:p>
          </table:table-cell>
        </table:table-row>
        <table:table-row>
          <table:table-cell table:style-name="Tabela1.A2" office:value-type="string">
            <text:p text:style-name="P4">pop([reg] x)</text:p>
          </table:table-cell>
          <table:table-cell table:style-name="Tabela1.B2" office:value-type="string">
            <text:p text:style-name="Table_20_Contents">pop from stack and insert into x</text:p>
          </table:table-cell>
        </table:table-row>
        <table:table-row>
          <table:table-cell table:style-name="Tabela1.A2" office:value-type="string">
            <text:p text:style-name="P4">cmp([reg/con/mem] x; [reg/con/mem] y; [reg] res)</text:p>
          </table:table-cell>
          <table:table-cell table:style-name="Tabela1.B2" office:value-type="string">
            <text:p text:style-name="Table_20_Contents">res = (x &gt; y) =&gt; 1, (x &lt; y) =&gt; -1, (x == y) =&gt; 0</text:p>
          </table:table-cell>
        </table:table-row>
        <table:table-row>
          <table:table-cell table:style-name="Tabela1.A2" office:value-type="string">
            <text:p text:style-name="P4">jmp([reg/con/mem] addr)</text:p>
          </table:table-cell>
          <table:table-cell table:style-name="Tabela1.B2" office:value-type="string">
            <text:p text:style-name="Table_20_Contents">jump to address from addr</text:p>
          </table:table-cell>
        </table:table-row>
        <table:table-row>
          <table:table-cell table:style-name="Tabela1.A2" office:value-type="string">
            <text:p text:style-name="P4">jeq([reg/con/mem] x; [reg/con/mem] y; [reg/con/mem] addr)</text:p>
          </table:table-cell>
          <table:table-cell table:style-name="Tabela1.B2" office:value-type="string">
            <text:p text:style-name="Table_20_Contents">jump to addr if x == y</text:p>
          </table:table-cell>
        </table:table-row>
        <table:table-row>
          <table:table-cell table:style-name="Tabela1.A2" office:value-type="string">
            <text:p text:style-name="P4">jne([reg/con/mem] x; [reg/con/mem] y; [reg/con/mem] addr)</text:p>
          </table:table-cell>
          <table:table-cell table:style-name="Tabela1.B2" office:value-type="string">
            <text:p text:style-name="Table_20_Contents">jump to addr if x != y</text:p>
          </table:table-cell>
        </table:table-row>
        <table:table-row>
          <table:table-cell table:style-name="Tabela1.A2" office:value-type="string">
            <text:p text:style-name="P4">out([reg/con/mem] data)</text:p>
          </table:table-cell>
          <table:table-cell table:style-name="Tabela1.B2" office:value-type="string">
            <text:p text:style-name="Table_20_Contents">writes data to standard output</text:p>
          </table:table-cell>
        </table:table-row>
        <table:table-row>
          <table:table-cell table:style-name="Tabela1.A2" office:value-type="string">
            <text:p text:style-name="P4">cal([reg/con/mem] addr)</text:p>
          </table:table-cell>
          <table:table-cell table:style-name="Tabela1.B2" office:value-type="string">
            <text:p text:style-name="Table_20_Contents">push next function address to the stack and jump to addr</text:p>
          </table:table-cell>
        </table:table-row>
        <table:table-row>
          <table:table-cell table:style-name="Tabela1.A2" office:value-type="string">
            <text:p text:style-name="P4">ret()</text:p>
          </table:table-cell>
          <table:table-cell table:style-name="Tabela1.B2" office:value-type="string">
            <text:p text:style-name="Table_20_Contents">pop return address from the stack and jump there</text:p>
          </table:table-cell>
        </table:table-row>
        <table:table-row>
          <table:table-cell table:style-name="Tabela1.A2" office:value-type="string">
            <text:p text:style-name="P4">rgd([reg/con/mem] data)</text:p>
          </table:table-cell>
          <table:table-cell table:style-name="Tabela1.B2" office:value-type="string">
            <text:p text:style-name="Table_20_Contents">stores data in memory buffer for further execute</text:p>
          </table:table-cell>
        </table:table-row>
        <table:table-row>
          <table:table-cell table:style-name="Tabela1.A2" office:value-type="string">
            <text:p text:style-name="P4">exe([reg/con] result)</text:p>
          </table:table-cell>
          <table:table-cell table:style-name="Tabela1.B2" office:value-type="string">
            <text:p text:style-name="Table_20_Contents">executes data from buffer as system command, stores result code in result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1" text:outline-level="1">Specyfikacja kompilatora</text:h>
      <text:list xml:id="list6256192136514920091" text:style-name="L4">
        <text:list-item>
          <text:p text:style-name="P10">Kompilator dzielić się będzie na trzy główne elementy:</text:p>
          <text:list>
            <text:list-item>
              <text:p text:style-name="P10">Skaner – odpowiada za analizę leksykalną, czyli otrzymany na wejściu kod asemblera najpierw czyści(usuwa komentarze, spacje oraz inne znaki/wyrażenia, które nie mają żadnego wpływu na znaczenie kodu programu) a później rozbija na jak najmniejsze jednostki składni języka – <text:span text:style-name="T1">tokeny</text:span><text:span text:style-name="T2">. </text:span></text:p>
            </text:list-item>
            <text:list-item>
              <text:p text:style-name="P10">Parser – przeprowadza analizę składniową, innymi słowy sprawdza czy podany kod spełnia warunki gramatyki.</text:p>
            </text:list-item>
            <text:list-item>
              <text:p text:style-name="P10">Generator – przekłada kod asemblera na kod binarny.</text:p>
            </text:list-item>
          </text:list>
        </text:list-item>
        <text:list-item>
          <text:p text:style-name="P10">Gramatyka</text:p>
        </text:list-item>
      </text:list>
      <text:p text:style-name="Text_20_body"><text:tab/>G = (T, N, P, S)</text:p>
      <text:list xml:id="list6858655757746791700" text:style-name="L5">
        <text:list-item>
          <text:p text:style-name="P11">T – symbole terminalne</text:p>
        </text:list-item>
        <text:list-item>
          <text:p text:style-name="P11">N – symbole nieterminalne</text:p>
        </text:list-item>
        <text:list-item>
          <text:p text:style-name="P11">P – lista produkcji</text:p>
        </text:list-item>
        <text:list-item>
          <text:p text:style-name="P11">S – symbol startowy</text:p>
        </text:list-item>
      </text:list>
      <text:p text:style-name="Text_20_body"><text:tab/><text:span text:style-name="T7">Jest to gramatyka bezkontekstowa, czyli taka, która </text:span><text:span text:style-name="T3">po lewej stronie reguł produkcji ma pojedynczy symbol nieterminalny, po prawej zaś dowolne słowa.</text:span></text:p>
      <text:list xml:id="list4711325070290935396" text:style-name="L6">
        <text:list-item>
          <text:list>
            <text:list-item>
              <text:p text:style-name="P13">Terminale:</text:p>
              <text:p text:style-name="P14">'cpy','add','sub','mul','div','and','lor','not','xor','psh','pop','cmp','jmp','jeq','jne','out','cal','ret','reg','exe',';',',','(',')','[',']','0','1','2','3','4','5','6','7','8','9','r0','r1','r2','r3','r4','r5','r6','r7','byt','wrd','dwd','qwd','reg','con','mem'</text:p>
            </text:list-item>
            <text:list-item>
              <text:p text:style-name="P13">Nieterminale</text:p>
            </text:list-item>
          </text:list>
        </text:list-item>
      </text:list>
      <text:list xml:id="list5403647388872496187" text:style-name="L7">
        <text:list-item>
          <text:p text:style-name="P15">S<text:tab/>start symbol</text:p>
        </text:list-item>
        <text:list-item>
          <text:p text:style-name="P15">I<text:tab/>instruction</text:p>
        </text:list-item>
        <text:list-item>
          <text:p text:style-name="P15">A<text:tab/>argument</text:p>
        </text:list-item>
        <text:list-item>
          <text:p text:style-name="P15">R<text:tab/>register label</text:p>
        </text:list-item>
        <text:list-item>
          <text:p text:style-name="P15">N<text:tab/>number</text:p>
        </text:list-item>
        <text:list-item>
          <text:p text:style-name="P15">M<text:tab/>memory access type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42567236" text:continue-list="list4711325070290935396" text:style-name="L6">
        <text:list-item>
          <text:list>
            <text:list-item>
              <text:p text:style-name="P13">Produkcje</text:p>
            </text:list-item>
          </text:list>
        </text:list-item>
      </text:list>
      <text:p text:style-name="P3">S -&gt; IS | I</text:p>
      <text:p text:style-name="P3">I -&gt;</text:p>
      <text:p text:style-name="P3"><text:tab/>cpy(A;A); |</text:p>
      <text:p text:style-name="P3"><text:tab/>add(A;A;A); |</text:p>
      <text:p text:style-name="P3"><text:tab/>sub(A;A;A); |</text:p>
      <text:p text:style-name="P3"><text:tab/>mul(A;A;A); |</text:p>
      <text:p text:style-name="P3"><text:tab/>div(A;A;A); |</text:p>
      <text:p text:style-name="P3"><text:tab/>and(A;A;A); |</text:p>
      <text:p text:style-name="P3"><text:tab/>lor(A;A;A); |</text:p>
      <text:p text:style-name="P3"><text:tab/>not(A;A); |</text:p>
      <text:p text:style-name="P3"><text:tab/>xor(A;A;A); |</text:p>
      <text:p text:style-name="P3"><text:tab/>psh(A); |</text:p>
      <text:p text:style-name="P3"><text:tab/>pop(A); |</text:p>
      <text:p text:style-name="P3"><text:tab/>cmp(A;A;A); |</text:p>
      <text:p text:style-name="P3"><text:tab/>jmp(A); |</text:p>
      <text:p text:style-name="P3"><text:tab/>jeq(A;A;A); |</text:p>
      <text:p text:style-name="P3"><text:tab/>jne(A;A;A); |</text:p>
      <text:p text:style-name="P3"><text:tab/>out(A); |</text:p>
      <text:p text:style-name="P3"><text:tab/>cal(A); |</text:p>
      <text:p text:style-name="P3"><text:tab/>ret(); |</text:p>
      <text:p text:style-name="P3"><text:tab/>reg(A); |</text:p>
      <text:p text:style-name="P3"><text:tab/>exe(A);</text:p>
      <text:p text:style-name="P3">A -&gt; [reg] R | [con] N | [mem] M, N</text:p>
      <text:p text:style-name="P3">R -&gt; r0 | r1 | r2 | r3 | r4 | r5 | r6 | r7</text:p>
      <text:p text:style-name="P3">N -&gt; 0 | 1 | 2 | 3 | 4 | 5 | 6 | 7 | 8 | 9 | NN</text:p>
      <text:p text:style-name="P3">M -&gt; byt | wrd | dwd | qwd</text:p>
      <text:list xml:id="list42580760" text:continue-numbering="true" text:style-name="L6">
        <text:list-item>
          <text:list>
            <text:list-item>
              <text:p text:style-name="P12"><text:span text:style-name="T5">Symbol</text:span><text:span text:style-name="T3"> </text:span><text:span text:style-name="T5">startowy</text:span><text:span text:style-name="T4"> - 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 b</meta:initial-creator>
    <meta:creation-date>2018-10-28T08:56:04.30</meta:creation-date>
    <dc:date>2018-10-28T22:37:20.43</dc:date>
    <dc:creator>k b</dc:creator>
    <meta:editing-duration>PT3H8M51S</meta:editing-duration>
    <meta:editing-cycles>48</meta:editing-cycles>
    <meta:generator>OpenOffice/4.1.3$Win32 OpenOffice.org_project/413m1$Build-9783</meta:generator>
    <meta:document-statistic meta:table-count="1" meta:image-count="0" meta:object-count="0" meta:page-count="6" meta:paragraph-count="116" meta:word-count="717" meta:character-count="4402"/>
  </office:meta>
</office:document-meta>
</file>